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8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Variable →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Xi</text:p>
          </table:table-cell>
          <table:table-cell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xample value</text:p>
          </table:table-cell>
          <table:table-cell office:value-type="float" office:value="3.44827586206897" calcext:value-type="float">
            <text:p>3.44827586206897</text:p>
          </table:table-cell>
          <table:table-cell office:value-type="float" office:value="1.44827586206897" calcext:value-type="float">
            <text:p>1.44827586206897</text:p>
          </table:table-cell>
          <table:table-cell/>
          <table:table-cell table:formula="of:=2.9*[.B2] + 4*[.C2]" office:value-type="float" office:value="15.7931034482759" calcext:value-type="float">
            <text:p>15.7931034482759</text:p>
          </table:table-cell>
        </table:table-row>
        <table:table-row table:style-name="ro1">
          <table:table-cell office:value-type="string" calcext:value-type="string">
            <text:p>Constrain Values when example values are substituted above</text:p>
          </table:table-cell>
          <table:table-cell/>
          <table:table-cell office:value-type="string" calcext:value-type="string">
            <text:p>Less than/Greater than <text:s/>=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Constrain 1</text:p>
          </table:table-cell>
          <table:table-cell table:formula="of:= 0.9*[.B2] + 2*[.C2]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nstrain 2</text:p>
          </table:table-cell>
          <table:table-cell table:formula="of:=1.9*[.B2]+ [.C2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nstrain 3</text:p>
          </table:table-cell>
          <table:table-cell table:formula="of:=-1.1*[.B2]+[.C2]" office:value-type="float" office:value="-2.3448275862069" calcext:value-type="float">
            <text:p>-2.3448275862069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train 4</text:p>
          </table:table-cell>
          <table:table-cell table:formula="of:=[.C2]" office:value-type="float" office:value="1.44827586206897" calcext:value-type="float">
            <text:p>1.44827586206897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train 5</text:p>
          </table:table-cell>
          <table:table-cell table:formula="of:=[.C2]" office:value-type="float" office:value="1.44827586206897" calcext:value-type="float">
            <text:p>1.4482758620689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rain 6</text:p>
          </table:table-cell>
          <table:table-cell table:formula="of:=0.9*[.B2]" office:value-type="float" office:value="3.10344827586207" calcext:value-type="float">
            <text:p>3.10344827586207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5:34:05.284270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14T16:37:16.382875551</meta:creation-date>
    <meta:generator>LibreOffice/6.3.4.2$MacOSX_X86_64 LibreOffice_project/60da17e045e08f1793c57c00ba83cdfce946d0aa</meta:generator>
    <dc:date>2020-02-12T17:04:53.661419505</dc:date>
    <meta:editing-duration>PT6H37M33S</meta:editing-duration>
    <meta:editing-cycles>6</meta:editing-cycles>
    <meta:document-statistic meta:table-count="1" meta:cell-count="29" meta:object-count="0"/>
  </office:meta>
</office:document-meta>
</file>